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cs" fo:country="CZ"/>
    </style:style>
    <style:style style:name="P2" style:family="paragraph" style:parent-style-name="Heading_20_1">
      <style:text-properties fo:language="cs" fo:country="CZ" officeooo:rsid="0018ab20" officeooo:paragraph-rsid="0018ab20"/>
    </style:style>
    <style:style style:name="P3" style:family="paragraph" style:parent-style-name="Heading_20_1">
      <style:paragraph-properties fo:break-before="page"/>
      <style:text-properties fo:language="cs" fo:country="CZ"/>
    </style:style>
    <style:style style:name="P4" style:family="paragraph" style:parent-style-name="Heading_20_1">
      <style:paragraph-properties fo:break-before="page"/>
      <style:text-properties fo:language="cs" fo:country="CZ" officeooo:paragraph-rsid="0018ab20"/>
    </style:style>
    <style:style style:name="P5" style:family="paragraph" style:parent-style-name="Heading_20_1">
      <style:text-properties fo:language="cs" fo:country="CZ" officeooo:paragraph-rsid="0018ab20"/>
    </style:style>
    <style:style style:name="P6" style:family="paragraph" style:parent-style-name="Text_20_body">
      <style:text-properties fo:language="cs" fo:country="CZ" officeooo:rsid="0018ab20" officeooo:paragraph-rsid="0018ab20"/>
    </style:style>
    <style:style style:name="P7" style:family="paragraph" style:parent-style-name="Text_20_body" style:list-style-name="L1">
      <style:text-properties fo:language="cs" fo:country="CZ" officeooo:rsid="0018ab20" officeooo:paragraph-rsid="0018ab20"/>
    </style:style>
    <style:style style:name="P8" style:family="paragraph" style:parent-style-name="Text_20_body" style:list-style-name="L2">
      <style:text-properties fo:language="cs" fo:country="CZ" officeooo:rsid="0018ab20" officeooo:paragraph-rsid="0018ab20"/>
    </style:style>
    <style:style style:name="P9" style:family="paragraph" style:parent-style-name="Text_20_body" style:list-style-name="L3">
      <style:text-properties fo:language="cs" fo:country="CZ" officeooo:rsid="0018ab20" officeooo:paragraph-rsid="0018ab20"/>
    </style:style>
    <style:style style:name="P10" style:family="paragraph" style:parent-style-name="Text_20_body" style:list-style-name="L4">
      <style:text-properties fo:language="cs" fo:country="CZ" officeooo:rsid="0018ab20" officeooo:paragraph-rsid="0018ab20"/>
    </style:style>
    <style:style style:name="P11" style:family="paragraph" style:parent-style-name="Text_20_body" style:list-style-name="L5">
      <style:text-properties fo:language="cs" fo:country="CZ" officeooo:rsid="0018ab20" officeooo:paragraph-rsid="0018ab20"/>
    </style:style>
    <style:style style:name="P12" style:family="paragraph" style:parent-style-name="Text_20_body" style:list-style-name="L6">
      <style:text-properties fo:language="cs" fo:country="CZ" officeooo:rsid="0018ab20" officeooo:paragraph-rsid="0018ab20"/>
    </style:style>
    <style:style style:name="P13" style:family="paragraph" style:parent-style-name="Text_20_body" style:list-style-name="L7">
      <style:text-properties fo:language="cs" fo:country="CZ" officeooo:rsid="0018ab20" officeooo:paragraph-rsid="0018ab20"/>
    </style:style>
    <style:style style:name="P14" style:family="paragraph" style:parent-style-name="Text_20_body" style:list-style-name="L8">
      <style:text-properties fo:language="cs" fo:country="CZ" officeooo:rsid="0018ab20" officeooo:paragraph-rsid="0018ab20"/>
    </style:style>
    <style:style style:name="P15" style:family="paragraph" style:parent-style-name="Text_20_body" style:list-style-name="L9">
      <style:text-properties fo:language="cs" fo:country="CZ" officeooo:rsid="0018ab20" officeooo:paragraph-rsid="0018ab20"/>
    </style:style>
    <style:style style:name="P16" style:family="paragraph" style:parent-style-name="Text_20_body" style:list-style-name="L10">
      <style:text-properties fo:language="cs" fo:country="CZ" officeooo:rsid="0018ab20" officeooo:paragraph-rsid="0018ab20"/>
    </style:style>
    <style:style style:name="P17" style:family="paragraph" style:parent-style-name="Text_20_body" style:list-style-name="L11">
      <style:text-properties fo:language="cs" fo:country="CZ" officeooo:rsid="0018ab20" officeooo:paragraph-rsid="0018ab20"/>
    </style:style>
    <style:style style:name="P18" style:family="paragraph" style:parent-style-name="Text_20_body" style:list-style-name="L14">
      <style:text-properties fo:language="cs" fo:country="CZ" officeooo:rsid="0018ab20" officeooo:paragraph-rsid="0018ab20"/>
    </style:style>
    <style:style style:name="P19" style:family="paragraph" style:parent-style-name="Text_20_body" style:list-style-name="L15">
      <style:text-properties fo:language="cs" fo:country="CZ" officeooo:rsid="0018ab20" officeooo:paragraph-rsid="0018ab20"/>
    </style:style>
    <style:style style:name="P20" style:family="paragraph" style:parent-style-name="Text_20_body" style:list-style-name="L1">
      <style:text-properties fo:language="cs" fo:country="CZ" officeooo:paragraph-rsid="0018ab20"/>
    </style:style>
    <style:style style:name="P21" style:family="paragraph" style:parent-style-name="Text_20_body" style:list-style-name="L3">
      <style:text-properties fo:language="cs" fo:country="CZ" fo:font-weight="bold" officeooo:rsid="0018ab20" officeooo:paragraph-rsid="0018ab20" style:font-weight-asian="bold" style:font-weight-complex="bold"/>
    </style:style>
    <style:style style:name="P22" style:family="paragraph" style:parent-style-name="Text_20_body">
      <style:text-properties fo:language="cs" fo:country="CZ" fo:font-weight="bold" officeooo:rsid="0018ab20" officeooo:paragraph-rsid="0018ab20" style:font-weight-asian="bold" style:font-weight-complex="bold"/>
    </style:style>
    <style:style style:name="P23" style:family="paragraph" style:parent-style-name="Text_20_body" style:list-style-name="L6">
      <style:text-properties fo:language="cs" fo:country="CZ" fo:font-weight="bold" officeooo:rsid="0018ab20" officeooo:paragraph-rsid="0018ab20" style:font-weight-asian="bold" style:font-weight-complex="bold"/>
    </style:style>
    <style:style style:name="P24" style:family="paragraph" style:parent-style-name="Text_20_body" style:list-style-name="L11">
      <style:text-properties fo:language="cs" fo:country="CZ" fo:font-weight="bold" officeooo:rsid="0018ab20" officeooo:paragraph-rsid="0018ab20" style:font-weight-asian="bold" style:font-weight-complex="bold"/>
    </style:style>
    <style:style style:name="P25" style:family="paragraph" style:parent-style-name="Text_20_body" style:list-style-name="L3">
      <style:text-properties fo:language="cs" fo:country="CZ" officeooo:paragraph-rsid="0018ab20"/>
    </style:style>
    <style:style style:name="P26" style:family="paragraph" style:parent-style-name="Text_20_body">
      <style:text-properties fo:language="cs" fo:country="CZ" officeooo:paragraph-rsid="0018ab20"/>
    </style:style>
    <style:style style:name="P27" style:family="paragraph" style:parent-style-name="Text_20_body" style:list-style-name="L4">
      <style:text-properties fo:language="cs" fo:country="CZ" officeooo:paragraph-rsid="0018ab20"/>
    </style:style>
    <style:style style:name="P28" style:family="paragraph" style:parent-style-name="Text_20_body" style:list-style-name="L5">
      <style:text-properties fo:language="cs" fo:country="CZ" officeooo:paragraph-rsid="0018ab20"/>
    </style:style>
    <style:style style:name="P29" style:family="paragraph" style:parent-style-name="Text_20_body" style:list-style-name="L6">
      <style:text-properties fo:language="cs" fo:country="CZ" officeooo:paragraph-rsid="0018ab20"/>
    </style:style>
    <style:style style:name="P30" style:family="paragraph" style:parent-style-name="Text_20_body" style:list-style-name="L7">
      <style:text-properties fo:language="cs" fo:country="CZ" officeooo:paragraph-rsid="0018ab20"/>
    </style:style>
    <style:style style:name="P31" style:family="paragraph" style:parent-style-name="Text_20_body" style:list-style-name="L12">
      <style:text-properties fo:language="cs" fo:country="CZ" fo:font-weight="normal" officeooo:rsid="0018ab20" officeooo:paragraph-rsid="0018ab20" style:font-weight-asian="normal" style:font-weight-complex="normal"/>
    </style:style>
    <style:style style:name="P32" style:family="paragraph" style:parent-style-name="Text_20_body" style:list-style-name="L13">
      <style:text-properties fo:language="cs" fo:country="CZ" fo:font-weight="normal" officeooo:rsid="0018ab20" officeooo:paragraph-rsid="0018ab20" style:font-weight-asian="normal" style:font-weight-complex="normal"/>
    </style:style>
    <style:style style:name="P33" style:family="paragraph" style:parent-style-name="Title">
      <style:text-properties fo:language="cs" fo:country="CZ"/>
    </style:style>
    <style:style style:name="T1" style:family="text">
      <style:text-properties officeooo:rsid="0018ab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ab2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ab20" style:font-weight-asian="normal" style:font-weight-complex="normal"/>
    </style:style>
    <style:style style:name="T6" style:family="text">
      <style:text-properties fo:language="cs" fo:country="CZ"/>
    </style:style>
    <style:style style:name="T7" style:family="text">
      <style:text-properties fo:language="cs" fo:country="CZ" officeooo:rsid="0018ab2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SŘ: hodnocení pro Vládu ČR</text:p>
      <text:p text:style-name="P6">Zdroj: https://files.pdfupload.io/documents/c5f3d3de/dsr.pdf toto je přepis pro lepší čitelnost</text:p>
      <text:h text:style-name="P1" text:outline-level="1">Obsah</text:h>
      <text:list xml:id="list858778141" text:style-name="L1">
        <text:list-item>
          <text:p text:style-name="P20"><text:span text:style-name="T1">Hodnocení systémů (manažerské shrnutí)</text:span></text:p>
          <text:list>
            <text:list-item>
              <text:p text:style-name="P7">Přehled systémů</text:p>
            </text:list-item>
            <text:list-item>
              <text:p text:style-name="P7">Zdroje současných problémů</text:p>
            </text:list-item>
            <text:list-item>
              <text:p text:style-name="P7">Doporučení pro Q4 2024</text:p>
            </text:list-item>
            <text:list-item>
              <text:p text:style-name="P7">Výhled na O1 a Q2 2025</text:p>
            </text:list-item>
          </text:list>
        </text:list-item>
        <text:list-item>
          <text:p text:style-name="P7">Legislativní opatření</text:p>
          <text:list>
            <text:list-item>
              <text:p text:style-name="P7">Současný stav</text:p>
            </text:list-item>
            <text:list-item>
              <text:p text:style-name="P7">Možné legislativní řešení</text:p>
            </text:list-item>
          </text:list>
        </text:list-item>
        <text:list-item>
          <text:p text:style-name="P7">Back-up — podrobnosti hodnocení systémů</text:p>
        </text:list-item>
      </text:list>
      <text:h text:style-name="P2" text:outline-level="1">Hodnocení systémů - manažerské shrnutí</text:h>
      <text:p text:style-name="P6">Tým MD, MF, MPSV a MZ</text:p>
      <text:h text:style-name="P1" text:outline-level="1">Systémy</text:h>
      <text:list xml:id="list2208083671" text:style-name="L2">
        <text:list-item>
          <text:p text:style-name="P8">Portál stavebníka</text:p>
          <text:list>
            <text:list-item>
              <text:p text:style-name="P8">Nasazen, ale vykazuje problémy</text:p>
            </text:list-item>
          </text:list>
        </text:list-item>
        <text:list-item>
          <text:p text:style-name="P8">Evidence stavebních postupů a evidence elektronických dokumentací</text:p>
          <text:list>
            <text:list-item>
              <text:p text:style-name="P8">Realizováno jako spisová služba</text:p>
            </text:list-item>
          </text:list>
        </text:list-item>
        <text:list-item>
          <text:p text:style-name="P8">Informační systém stavebního řízení (ISSŘ)</text:p>
          <text:list>
            <text:list-item>
              <text:p text:style-name="P8">Nasazen, ale vykazuje problémy</text:p>
            </text:list-item>
          </text:list>
        </text:list-item>
        <text:list-item>
          <text:p text:style-name="P8">Národní geoportál územního plánování</text:p>
          <text:list>
            <text:list-item>
              <text:p text:style-name="P8">N[a]sazen v nejasném rozsahu</text:p>
            </text:list-item>
            <text:list-item>
              <text:p text:style-name="P8">Nehodnotíme - neobdrželi jsme přístup ke zdrojovému kódu a k vývojovému týmu</text:p>
            </text:list-item>
          </text:list>
        </text:list-item>
      </text:list>
      <text:p text:style-name="P6"/>
      <text:h text:style-name="P3" text:outline-level="1">Zdroje současných problémů I.</text:h>
      <text:list xml:id="list2684982192" text:style-name="L3">
        <text:list-item>
          <text:p text:style-name="P9">Chybí <text:span text:style-name="T2">business architektura a business analýza</text:span> — není jasné, jak má z hlediska funkcionality vypadat výsledné řešení</text:p>
        </text:list-item>
        <text:list-item>
          <text:p text:style-name="P9"><text:span text:style-name="T2">Minimální funkcionalita</text:span> byla <text:span text:style-name="T2">definována bez účasti uživatelů</text:span><text:span text:style-name="T4"> (úředníků)</text:span></text:p>
          <text:list>
            <text:list-item>
              <text:p text:style-name="P9">Řada běžných uživatelských potřeb a scénářů není pokryta</text:p>
            </text:list-item>
          </text:list>
        </text:list-item>
        <text:list-item>
          <text:p text:style-name="P9">Neexistuje sjednocený plán vývojových prací, opravy systémů probíhají <text:span text:style-name="T2">reaktivně</text:span></text:p>
        </text:list-item>
        <text:list-item>
          <text:p text:style-name="P21">Neprobíhalo<text:span text:style-name="T4"> dostatečné </text:span>testování aplikace s uživateli<text:span text:style-name="T4"> a automatizované testování nových verzí před nasazením</text:span></text:p>
        </text:list-item>
        <text:list-item>
          <text:p text:style-name="P21"><text:span text:style-name="T4">Provoz </text:span>nepodléhá<text:span text:style-name="T4"> standardnímu </text:span>automatizovanému monitoringu</text:p>
        </text:list-item>
        <text:list-item>
          <text:p text:style-name="P25"><text:span text:style-name="T5">Navzdory školením a webinářům </text:span><text:span text:style-name="T3">uživatelé nevědí</text:span><text:span text:style-name="T5">, jak aplikace funguje, nevyznají se v ní, je pro ně </text:span><text:span text:style-name="T3">netransparentní a komplikovaná</text:span></text:p>
        </text:list-item>
      </text:list>
      <text:h text:style-name="P1" text:outline-level="1">Zdroje současných problémů I<text:span text:style-name="T1">I</text:span>.</text:h>
      <text:list xml:id="list1668538083" text:style-name="L4">
        <text:list-item>
          <text:p text:style-name="P10">Současné nastavení smluvních vztahů s klíčovými dodavateli (bodyshop smlouvy v rozsahu 20 mil. Kč každá) <text:span text:style-name="T2">nezajišťuje střednědobou kontinuitu plnění</text:span> a klade <text:span text:style-name="T2">velké nároky na řízení dodávky na straně MMR</text:span></text:p>
        </text:list-item>
        <text:list-item>
          <text:p text:style-name="P10">Zvoleny moderní technologie, implementace ale vykazuje známky <text:span text:style-name="T2">překotného zpracování</text:span></text:p>
          <text:list>
            <text:list-item>
              <text:p text:style-name="P10">Chybí dokumentace a komentáře kódu</text:p>
            </text:list-item>
            <text:list-item>
              <text:p text:style-name="P10">Chybí automatizované testy</text:p>
            </text:list-item>
            <text:list-item>
              <text:p text:style-name="P10">V ISSŘ použitý proprietární knihovny dodavatelů (potenciální vendor lock-in)</text:p>
            </text:list-item>
            <text:list-item>
              <text:p text:style-name="P27"><text:span text:style-name="T1">„Technologický dluh</text:span>“</text:p>
            </text:list-item>
          </text:list>
        </text:list-item>
        <text:list-item>
          <text:p text:style-name="P10">Tyto nedostatky jsou však <text:span text:style-name="T2">zhojitelné v čase</text:span><text:span text:style-name="T4"/></text:p>
        </text:list-item>
      </text:list>
      <text:h text:style-name="P1" text:outline-level="1">Doporučení pro Q4 2024</text:h>
      <text:p text:style-name="P22">Dočasně zastavit vývoj nových funkcionalit a:</text:p>
      <text:list text:style-name="L5">
        <text:list-item>
          <text:p text:style-name="P11">Provést byznys <text:span text:style-name="T2">analýzu potřeb</text:span> stavebních úřadů a definici minimálních funkcionalit systémů, zajistit <text:span text:style-name="T2">akceptaci</text:span> analýzy <text:span text:style-name="T2">ze strany stavebních úřadů</text:span> a porovnat se současným stavem systémů</text:p>
        </text:list-item>
        <text:list-item>
          <text:p text:style-name="P11">Sestavit <text:span text:style-name="T2">projektový plán</text:span> vývoje chybějících funkcionalita</text:p>
        </text:list-item>
        <text:list-item>
          <text:p text:style-name="P11">Nastavit robustní <text:span text:style-name="T2">proces testování</text:span> (vč. testování s uživateli)</text:p>
        </text:list-item>
        <text:list-item>
          <text:p text:style-name="P11">Nastavit systém pro <text:span text:style-name="T2">monitoring provozu</text:span> všech systémů</text:p>
        </text:list-item>
        <text:list-item>
          <text:p text:style-name="P11">Ověřit <text:span text:style-name="T2">rozsah práv</text:span> k použitému softwaru třetích stran (zejména framework dodavatele InQool v kódu ISSŘ)</text:p>
        </text:list-item>
        <text:list-item>
          <text:p text:style-name="P11"><text:soft-page-break/><text:span text:style-name="T2">Stabilizovat</text:span> existující funkcionality a <text:span text:style-name="T2">odstranit nedostatky překotné implementace, které ovlivňují provoz</text:span></text:p>
          <text:list>
            <text:list-item>
              <text:p text:style-name="P28"><text:span text:style-name="T1">Hrubý odhad </text:span>– <text:span text:style-name="T1">cca 3 měsíce (do konce roku 2024) na základní opravy, pokud současně nebude probíhat vývoj nových funkcionalit</text:span></text:p>
            </text:list-item>
            <text:list-item>
              <text:p text:style-name="P11">Úplné technologické „vyčištění“ systému bude vyžadovat delší čas</text:p>
            </text:list-item>
          </text:list>
        </text:list-item>
      </text:list>
      <text:h text:style-name="P5" text:outline-level="1">Doporučení pro Q<text:span text:style-name="T1">1</text:span> <text:span text:style-name="T1">a Q2 </text:span>202<text:span text:style-name="T1">5</text:span></text:h>
      <text:list xml:id="list2844604924" text:style-name="L6">
        <text:list-item>
          <text:p text:style-name="P29">Výrazně <text:span text:style-name="T2">posílit kapacity vývojových týmů</text:span></text:p>
        </text:list-item>
        <text:list-item>
          <text:p text:style-name="P29">Nastavit <text:span text:style-name="T2">robustní smluvní, resp. zakázkové řešení,</text:span> které zajistí <text:span text:style-name="T2">kontinuitu</text:span> dodavatelů všech systémů (nedělit plnění na malé zakázky)</text:p>
        </text:list-item>
        <text:list-item>
          <text:p text:style-name="P29">Zvážit další použití bodyshoppingu - klade vysoké nároky na řízení dodávky <text:span text:style-name="T1">ze </text:span>strany MMR, které se dosud <text:span text:style-name="T1">nedařilo</text:span></text:p>
        </text:list-item>
        <text:list-item>
          <text:p text:style-name="P29">Vedle škol<text:span text:style-name="T1">ení a webinářů </text:span>uživatele pozitivně motivovat pomocí <text:span text:style-name="T2">ambasadorství</text:span> a dostatečnou <text:span text:style-name="T2">uživatelskou podporou</text:span></text:p>
        </text:list-item>
      </text:list>
      <text:p text:style-name="P26"><text:span text:style-name="T2"/></text:p>
      <text:list xml:id="list153036244576636" text:continue-numbering="true" text:style-name="L6">
        <text:list-item>
          <text:p text:style-name="P23">Aktuálně nelze říct, kdy bude systém ve stavu akceptovatelném pro stavební úřady – chybí analýza, jaké minimální řešení je pro stavební úřady provozně dostatečné</text:p>
          <text:list>
            <text:list-item>
              <text:p text:style-name="P12">hrubý odhad 12–18 měsíců při zapojení týmu cca 50 lidí, 200-300 milionů Kč</text:p>
            </text:list-item>
            <text:list-item>
              <text:p text:style-name="P12">tento způsob dodávky je třeba nejprve vysoutěžit (např. rámcovou smlouvou s více dodavateli), což není započítáno v odhadu výše (dalších minimálně 6 měsíců)</text:p>
            </text:list-item>
          </text:list>
        </text:list-item>
      </text:list>
      <text:h text:style-name="P2" text:outline-level="1">Legislativní opatření</text:h>
      <text:p text:style-name="P6">MD</text:p>
      <text:h text:style-name="P5" text:outline-level="1"><text:span text:style-name="T1">Současný stav</text:span></text:h>
      <text:list xml:id="list3261216466" text:style-name="L7">
        <text:list-item>
          <text:p text:style-name="P30">Chybí některé funkcionality předpokládané zákonem</text:p>
          <text:list>
            <text:list-item>
              <text:p text:style-name="P30">Nahrání elektronické dokumentace do úložiště a zpřístupnění úřadům bez podání žádosti online (získání odkazu pro žádost na listině nebo datovou schránkou)</text:p>
            </text:list-item>
            <text:list-item>
              <text:p text:style-name="P30">Komunikace s vlastníky dopravní a technické infrastruktury</text:p>
            </text:list-item>
          </text:list>
        </text:list-item>
        <text:list-item>
          <text:p text:style-name="P13">Chybí některé funkcionality nezbytné pro digitální řízení</text:p>
          <text:list>
            <text:list-item>
              <text:p text:style-name="P30"><text:span text:style-name="T1">Ověření projektové dokumentace v okamžiku vydání povolení</text:span></text:p>
            </text:list-item>
          </text:list>
        </text:list-item>
      </text:list>
      <text:h text:style-name="P4" text:outline-level="1">Legislativní řešení <text:span text:style-name="T3">–</text:span> <text:span text:style-name="T1">body</text:span> k diskuzi</text:h>
      <text:list text:style-name="L8">
        <text:list-item>
          <text:p text:style-name="P14">Stanovit, že v přechodném období odevzdávání projektové <text:span text:style-name="T2">dokumentace v elektronické podobě přes portál stavebníka</text:span> není povinné?</text:p>
          <text:list>
            <text:list-item>
              <text:p text:style-name="P14">Podle nového stavebního zákona obecně povinné je</text:p>
            </text:list-item>
            <text:list-item>
              <text:p text:style-name="P14">Pokud by povinné nebylo, stavební úřad by měl problém zajistit vyjádření a závazná stanoviska dotčených orgánů kvůli počtu vyhotovení dokumentace <text:span text:style-name="T2">–</text:span> muselo by se stanovit, že povinnost je zajišťovat má stavební úřad jen u elektronicky odevzdaných dokumentací</text:p>
            </text:list-item>
          </text:list>
        </text:list-item>
        <text:list-item>
          <text:p text:style-name="P14">Jak dlouhé má být přechodné období?</text:p>
        </text:list-item>
      </text:list>
      <text:h text:style-name="P1" text:outline-level="1">Legislativní řešení – styčné body</text:h>
      <text:list xml:id="list2909442818" text:style-name="L9">
        <text:list-item>
          <text:p text:style-name="P15">Přechodné období, ve kterém</text:p>
          <text:list>
            <text:list-item>
              <text:p text:style-name="P15">nebude povinné využívat Informační systém stavebního řízení (evidovat úkony a doručovat)</text:p>
            </text:list-item>
            <text:list-item>
              <text:p text:style-name="P15">nebude možné žádat vlastníky dopravní a technické infrastruktury o vyjádření přes Portál stavebníka</text:p>
            </text:list-item>
            <text:list-item>
              <text:p text:style-name="P15">místo zveřejňování na Národním geoportálu územního plánování bude stačit zveřejnění na webu úřadu</text:p>
            </text:list-item>
          </text:list>
          <text:p text:style-name="P15">Toto řešení je součástí draftu návrhu předloženého MMR</text:p>
        </text:list-item>
        <text:list-item>
          <text:p text:style-name="P15">Důsledky pro praxi</text:p>
          <text:list>
            <text:list-item>
              <text:p text:style-name="P15">Stavební úřady nyní stejně vedou dobíhající řízení podle starého stavebního zákona většinou v lokálně instalovaném softwaru</text:p>
            </text:list-item>
            <text:list-item>
              <text:p text:style-name="P15">Patrně dokoupí moduly pro nový stavební zákon a v přechodném období povedou i řízení podle nového zákona v lokálně instalovaném softwaru</text:p>
            </text:list-item>
          </text:list>
        </text:list-item>
      </text:list>
      <text:h text:style-name="P1" text:outline-level="1">Byznys pohled - change management</text:h>
      <text:list xml:id="list1335597115" text:style-name="L10">
        <text:list-item>
          <text:p text:style-name="P16">Nedostatečně komunikovaná změna</text:p>
          <text:list>
            <text:list-item>
              <text:p text:style-name="P16">Změna nebyla úředníkům <text:span text:style-name="T2">dostatečně komunikována</text:span>, neexistuje „aparát“ <text:span text:style-name="T2">ambasadorů</text:span>, kteří by šířili dobré zprávy a byli <text:span text:style-name="T2">nápomocni</text:span> úředníkům na <text:span text:style-name="T2">místě</text:span></text:p>
            </text:list-item>
            <text:list-item>
              <text:p text:style-name="P16">Ani v <text:span text:style-name="T2">současném</text:span> režimu rychlých oprav <text:span text:style-name="T2">nejsou změny řádně komunikovány</text:span>, uživatelé neví, co je nového a jak novinky použít</text:p>
            </text:list-item>
          </text:list>
        </text:list-item>
        <text:list-item>
          <text:p text:style-name="P16">Nahodilé opravy, nejednotný backlog</text:p>
          <text:list>
            <text:list-item>
              <text:p text:style-name="P16"><text:span text:style-name="T2">Neexistuje</text:span> sjednocený <text:span text:style-name="T2">backlog</text:span> rozvoje aplikace, resp. nemáme jej k dispozici, není tedy jasné, <text:span text:style-name="T2">jaké požadavky</text:span> se implementují v <text:span text:style-name="T2">jakém čase</text:span> a <text:span text:style-name="T2">kdo je schvaluje</text:span></text:p>
            </text:list-item>
          </text:list>
        </text:list-item>
        <text:list-item>
          <text:p text:style-name="P16"><text:span text:style-name="T2">Opravy</text:span> jsou <text:span text:style-name="T2">realizovány</text:span> nejednotně a <text:span text:style-name="T2">izolovaně</text:span>, většinou <text:span text:style-name="T2">reaktivně</text:span>, není jasné, jestli opravy posouvají E2E scénáře, spíše upravují nebo opravují konkrétní funkčnosti</text:p>
        </text:list-item>
        <text:list-item>
          <text:p text:style-name="P16"><text:soft-page-break/>Musí být zabezpečeno, že <text:span text:style-name="T2">funkcionality</text:span> a úpravy/opravy budou <text:span text:style-name="T2">vždy nasazovány v blocích</text:span>, které poskytnou <text:span text:style-name="T2">ucelenou funkčnost</text:span> a tyto úpravy budou prioritizovány a <text:span text:style-name="T2">odsouhlaseny uživateli</text:span> (resp. jejich zástupci)</text:p>
        </text:list-item>
      </text:list>
      <text:h text:style-name="P1" text:outline-level="1">Implementace Portálu stavebníka</text:h>
      <text:list xml:id="list2856424719" text:style-name="L11">
        <text:list-item>
          <text:p text:style-name="P17">Pozitiva</text:p>
          <text:list>
            <text:list-item>
              <text:p text:style-name="P17">Použití <text:span text:style-name="T2">moderních technologií</text:span>, frameworků a postupů</text:p>
            </text:list-item>
            <text:list-item>
              <text:p text:style-name="P17">Aplikace je rozdělena do logické struktury</text:p>
            </text:list-item>
            <text:list-item>
              <text:p text:style-name="P17">Existuje <text:span text:style-name="T2">základní možnost škálování</text:span></text:p>
            </text:list-item>
          </text:list>
        </text:list-item>
        <text:list-item>
          <text:p text:style-name="P17">Problémy</text:p>
          <text:list>
            <text:list-item>
              <text:p text:style-name="P24">Nulová dokumentace kódu</text:p>
            </text:list-item>
            <text:list-item>
              <text:p text:style-name="P17">Bylo nalezeno několik <text:span text:style-name="T2">zhojitelných architektonických nedokonalostí</text:span> (interní závislosti, synchronní volání namísto asynchronního apod.)</text:p>
            </text:list-item>
            <text:list-item>
              <text:p text:style-name="P17">Část kódu není nikde využita (patrně souvisí s postupným nasazováním funkcí)</text:p>
            </text:list-item>
            <text:list-item>
              <text:p text:style-name="P17">Kód bude vyžadovat refaktoring, je vidět, že <text:span text:style-name="T2">vývoj probíhal překotně</text:span></text:p>
            </text:list-item>
          </text:list>
        </text:list-item>
      </text:list>
      <text:h text:style-name="P1" text:outline-level="1">Integrace na spisovou službu</text:h>
      <text:list text:style-name="L12">
        <text:list-item>
          <text:p text:style-name="P31"><text:span text:style-name="T2">Spisová služba</text:span> GINIS (Gordic) slouží k příjmu a evidenci stavebních postupů a k evidenci elektronických dokumentací</text:p>
        </text:list-item>
        <text:list-item>
          <text:p text:style-name="P31">Volbu spisové služby pro evidenci <text:span text:style-name="T2">lze považovat za vhodnou</text:span></text:p>
        </text:list-item>
        <text:list-item>
          <text:p text:style-name="P31">Problémy</text:p>
          <text:list>
            <text:list-item>
              <text:p text:style-name="P31">Komunikace probíhá <text:span text:style-name="T2">sériově, což může vést k zahlcení</text:span></text:p>
            </text:list-item>
            <text:list-item>
              <text:p text:style-name="P31">Integrace s portálem stavebníka vykazuje <text:span text:style-name="T2">několik typů problémů včetně zpomalení, zahlcení a ztráty dat</text:span></text:p>
            </text:list-item>
            <text:list-item>
              <text:p text:style-name="P31">Aktuálně GINISem podporovaná paralelní komunikace by znamenala vendor lock-in</text:p>
            </text:list-item>
          </text:list>
        </text:list-item>
        <text:list-item>
          <text:p text:style-name="P31">Otevřená paralelní komunikace podle národního standardu spisových služeb bude <text:span text:style-name="T2">k dispozici koncem roku 2024</text:span></text:p>
        </text:list-item>
      </text:list>
      <text:h text:style-name="P1" text:outline-level="1">Implementace Informačního systému stavebního řízení II.</text:h>
      <text:list xml:id="list1008349528" text:style-name="L13">
        <text:list-item>
          <text:p text:style-name="P32">Testování</text:p>
          <text:list>
            <text:list-item>
              <text:p text:style-name="P32">Neexistují unit testy v rámci zdrojového kódu</text:p>
            </text:list-item>
            <text:list-item>
              <text:p text:style-name="P32">Neexistuje standardní reporting z testů</text:p>
            </text:list-item>
            <text:list-item>
              <text:p text:style-name="P32">Nebyly provedeny performance a penetrační testy (a tudíž je nelze pravidelně opakovat)</text:p>
            </text:list-item>
          </text:list>
        </text:list-item>
        <text:list-item>
          <text:p text:style-name="P32">Provoz</text:p>
          <text:list>
            <text:list-item>
              <text:p text:style-name="P32"><text:soft-page-break/>Není prováděn standardní monitoring pomocí APM nástroje</text:p>
            </text:list-item>
            <text:list-item>
              <text:p text:style-name="P32">Schopnost práce s aplikačními logy je pouze omezená - obtížný troubleshooting</text:p>
            </text:list-item>
          </text:list>
        </text:list-item>
        <text:list-item>
          <text:p text:style-name="P32">Dokumentace</text:p>
          <text:list>
            <text:list-item>
              <text:p text:style-name="P32">Velmi limitovaná programátorská dokumentace</text:p>
            </text:list-item>
            <text:list-item>
              <text:p text:style-name="P32">Chybí programátorská dokumentace k IQ Frameworku</text:p>
            </text:list-item>
            <text:list-item>
              <text:p text:style-name="P32">Chybí komentáře na úrovni zdrojového kódu</text:p>
            </text:list-item>
          </text:list>
        </text:list-item>
        <text:list-item>
          <text:p text:style-name="P32">Chybí definition of done – do zdrojového kódu je prováděna řada nekoordinovaných úprav a oprav, není jasné, v kterém okamžiku můžeme říct, že je systém plně připraven (větší zapojení stavebních úřadů a jejich akceptace zadání)</text:p>
        </text:list-item>
        <text:list-item>
          <text:p text:style-name="P32">Neexistence těchto artefaktů a postupů limituje schopnost dalšího rozvoje aplikace a její stability</text:p>
        </text:list-item>
      </text:list>
      <text:h text:style-name="P1" text:outline-level="1">Implementace Informačního systému stavebního řízení - doporučení</text:h>
      <text:list text:style-name="L14">
        <text:list-item>
          <text:p text:style-name="P18"><text:span text:style-name="T2">Posílit implementační tým</text:span> o další zdroje (v současné době na aplikací <text:span text:style-name="T2">pracuje 5 vývojářů</text:span>,</text:p>
        </text:list-item>
        <text:list-item>
          <text:p text:style-name="P18">což je naprosto neadekvátní)</text:p>
        </text:list-item>
        <text:list-item>
          <text:p text:style-name="P18"><text:span text:style-name="T2">Posílit testovací tým</text:span> a zpracovat metodiku testů - testovací scénáře, standardní reporting</text:p>
        </text:list-item>
        <text:list-item>
          <text:p text:style-name="P18">Věnovat péči <text:span text:style-name="T2">tvorbě unit testů</text:span> a doplnit je, měřit pokrytí kódu unit testy a stanovit KPI</text:p>
        </text:list-item>
        <text:list-item>
          <text:p text:style-name="P18">(optimálně např. 80 %)</text:p>
        </text:list-item>
        <text:list-item>
          <text:p text:style-name="P18">Doplnit <text:span text:style-name="T2">zdrojový kód o komentáře</text:span> na úrovni tříd a public method</text:p>
        </text:list-item>
        <text:list-item>
          <text:p text:style-name="P18">Doplnit <text:span text:style-name="T2">programátorskou dokumentaci</text:span>, především pro samotný IO Framework</text:p>
        </text:list-item>
        <text:list-item>
          <text:p text:style-name="P18">Doplnit dokumentaci databázového modelu</text:p>
        </text:list-item>
        <text:list-item>
          <text:p text:style-name="P18">Zapojit některý z <text:span text:style-name="T2">APM nástrojů</text:span> pro monitoring řešení a analýzu problémů</text:p>
        </text:list-item>
        <text:list-item>
          <text:p text:style-name="P18">Projít proces troubleshootingu a s ohledem na jeho efektivitu (především schopnost analýzy aplikačních logů)</text:p>
        </text:list-item>
        <text:list-item>
          <text:p text:style-name="P18"><text:span text:style-name="T2">Zvážit další použití IQ Frameworku</text:span> pouze na use-cases, kde má jasnou přidanou hodnotu</text:p>
        </text:list-item>
      </text:list>
      <text:h text:style-name="P1" text:outline-level="1">Smluvní pohled</text:h>
      <text:list xml:id="list2264659955" text:style-name="L15">
        <text:list-item>
          <text:p text:style-name="P19">Portál stavebníka (Principal Engineering) - Bodyshop smlouva na necelých 20 mil. Kč, nedostali jsme informaci o stavu čerpání</text:p>
          <text:list>
            <text:list-item>
              <text:p text:style-name="P19">potenciální nutnost nového vysoutěžení s rizikem diskontinuity dodavatele ve středním horizontu</text:p>
            </text:list-item>
            <text:list-item>
              <text:p text:style-name="P19">velké nároky na MMR na řízení dodávky</text:p>
            </text:list-item>
          </text:list>
        </text:list-item>
        <text:list-item>
          <text:p text:style-name="P19">ISSŘ - Bodyshop smlouva na necelých 20 mil. Kč, nedostali jsme informaci o stavu čerpání</text:p>
          <text:list>
            <text:list-item>
              <text:p text:style-name="P19"><text:soft-page-break/>velké nároky na MMR na řízení dodávky</text:p>
            </text:list-item>
            <text:list-item>
              <text:p text:style-name="P19">riziko diskontinuity dodavatele ve středním horizontu</text:p>
            </text:list-item>
          </text:list>
        </text:list-item>
        <text:list-item>
          <text:p text:style-name="P19">Národní geoportál územního plánování (SEVITECH)</text:p>
          <text:list>
            <text:list-item>
              <text:p text:style-name="P19">Fix-time fix price smlouva</text:p>
            </text:list-item>
            <text:list-item>
              <text:p text:style-name="P19">Řešení by mělo být podle MMR dokončeno okolo konce roku 2024</text:p>
            </text:list-item>
          </text:list>
        </text:list-item>
        <text:list-item>
          <text:p text:style-name="P19">Spisová služba (GORDIC)</text:p>
          <text:list>
            <text:list-item>
              <text:p text:style-name="P19">využití historických licencí a přímé zadání upgrade a podpory</text:p>
            </text:list-item>
            <text:list-item>
              <text:p text:style-name="P19">není zasmluvněna další podpora, ale lze řešit dalším přímým zadáním</text:p>
            </text:list-item>
          </text:list>
        </text:list-item>
        <text:list-item>
          <text:p text:style-name="P19">Integrace (Actum X) - bodyshop smlouva za necelých 10 mil. Kč</text:p>
          <text:list>
            <text:list-item>
              <text:p text:style-name="P19">potenciální nutnost nového vysoutěžení s rizikem diskontinuity dodavatele ve středním horizontu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3:15:07.256990318</meta:creation-date>
    <meta:editing-cycles>1</meta:editing-cycles>
    <meta:editing-duration>PT2H15M27S</meta:editing-duration>
    <dc:description>Přepis: Adam Kalisz</dc:description>
    <dc:title>DSŘ: hodnocení pro Vládu ČR</dc:title>
    <dc:date>2024-10-04T15:30:34.438843632</dc:date>
    <meta:document-statistic meta:table-count="0" meta:image-count="0" meta:object-count="0" meta:page-count="7" meta:paragraph-count="147" meta:word-count="1436" meta:character-count="9736" meta:non-whitespace-character-count="8565"/>
    <meta:generator>LibreOffice/7.4.7.2$Linux_X86_64 LibreOffice_project/40$Build-2</meta:generator>
  </office:meta>
</office:document-meta>
</file>